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22cm" fo:min-width="8.47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4cm" fo:min-width="3.036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12cm" fo:min-width="3.008cm" fo:padding-top="0.139cm" fo:padding-bottom="0.139cm" fo:padding-left="0.264cm" fo:padding-right="0.26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top" draw:auto-grow-height="false" fo:min-height="9.05cm" fo:min-width="19.5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1.278cm" fo:min-width="3.972cm" fo:padding-top="0.139cm" fo:padding-bottom="0.139cm" fo:padding-left="0.264cm" fo:padding-right="0.264cm"/>
    </style:style>
    <style:style style:name="gr7" style:family="graphic" style:parent-style-name="standard" style:list-style-name="L1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1.278cm" fo:min-width="3.972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666cm" fo:min-width="8.472cm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fo:min-height="1.694cm"/>
    </style:style>
    <style:style style:name="gr11" style:family="graphic" style:parent-style-name="standard">
      <style:graphic-properties draw:stroke="none" svg:stroke-color="#000000" draw:fill="none" draw:fill-color="#ffffff" draw:textarea-vertical-align="bottom" fo:min-height="0.722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3.222cm" fo:min-width="8.472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3.222cm" fo:min-width="4.472cm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2cm" fo:min-width="13.472cm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fo:min-height="1.75cm"/>
    </style:style>
    <style:style style:name="gr16" style:family="graphic" style:parent-style-name="standard">
      <style:graphic-properties draw:stroke="none" svg:stroke-color="#000000" draw:fill="none" draw:fill-color="#ffffff" draw:textarea-vertical-align="bottom" fo:min-height="0.75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5.222cm" fo:min-width="13.472cm" fo:padding-top="0.139cm" fo:padding-bottom="0.139cm" fo:padding-left="0.264cm" fo:padding-right="0.264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5.222cm" fo:min-width="4.472cm" fo:padding-top="0.139cm" fo:padding-bottom="0.139cm" fo:padding-left="0.264cm" fo:padding-right="0.264cm"/>
    </style:style>
    <style:style style:name="gr1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722cm" fo:min-width="18.472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MathJax_Typewriter"/>
    </style:style>
    <style:style style:name="P3" style:family="paragraph">
      <loext:graphic-properties draw:fill-color="#ffffff"/>
      <style:paragraph-properties fo:text-align="center"/>
      <style:text-properties style:font-name="MathJax_Typewri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MathJax_Typewriter"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MathJax_Typewriter"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style:font-name="MathJax_Typewriter"/>
    </style:style>
    <style:style style:name="P9" style:family="paragraph">
      <loext:graphic-properties draw:fill="none" draw:fill-color="#ffffff"/>
      <style:text-properties style:font-name="MathJax_Typewriter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style:font-name="MathJax_Typewriter"/>
    </style:style>
    <style:style style:name="T1" style:family="text">
      <style:text-properties style:font-name="MathJax_Typewriter"/>
    </style:style>
    <style:style style:name="T2" style:family="text">
      <style:text-properties style:font-name="MathJax_Typewriter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9cm" svg:height="1cm" svg:x="2cm" svg:y="15cm">
          <text:p text:style-name="P1"><text:span text:style-name="T1">Bau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9cm" svg:height="1cm" svg:x="2cm" svg:y="4cm">
          <text:p text:style-name="P1"><text:span text:style-name="T1">Responsibility-Instanz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cm" svg:height="1.4cm" svg:x="4cm" svg:y="6.3cm">
          <text:p text:style-name="P1"><text:span text:style-name="T1">Location-Si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5cm" svg:height="1.4cm" svg:x="4cm" svg:y="9.301cm">
          <text:p text:style-name="P1"><text:span text:style-name="T1">User-Si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5cm" svg:height="1.4cm" svg:x="4cm" svg:y="12.3cm">
          <text:p text:style-name="P1"><text:span text:style-name="T1">Device-Si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line-skew="0.649cm -0.785cm" svg:x1="6.5cm" svg:y1="15cm" svg:x2="4cm" svg:y2="13cm" draw:start-shape="id1" draw:start-glue-point="0" draw:end-shape="id2" draw:end-glue-point="6" svg:d="M6500 15000v-1h-3799v-1999h1299" svg:viewBox="0 0 3800 2001">
          <text:p/>
        </draw:connector>
        <draw:connector draw:style-name="gr4" draw:text-style-name="P4" draw:layer="layout" draw:line-skew="2.149cm -0.785cm" svg:x1="6.5cm" svg:y1="15cm" svg:x2="4cm" svg:y2="10.001cm" draw:start-shape="id1" draw:start-glue-point="0" draw:end-shape="id3" draw:end-glue-point="6" svg:d="M6500 15000v-1h-3799v-4998h1299" svg:viewBox="0 0 3800 5000">
          <text:p/>
        </draw:connector>
        <draw:connector draw:style-name="gr4" draw:text-style-name="P4" draw:layer="layout" draw:line-skew="3.649cm -0.785cm" svg:x1="6.5cm" svg:y1="15cm" svg:x2="4cm" svg:y2="7cm" draw:start-shape="id1" draw:start-glue-point="0" draw:end-shape="id4" draw:end-glue-point="6" svg:d="M6500 15000v-1h-3799v-7999h1299" svg:viewBox="0 0 3800 8001">
          <text:p/>
        </draw:connector>
        <draw:connector draw:style-name="gr4" draw:text-style-name="P4" draw:layer="layout" svg:x1="6.5cm" svg:y1="5cm" svg:x2="6.5cm" svg:y2="6.3cm" draw:start-shape="id5" draw:start-glue-point="2" draw:end-shape="id4" draw:end-glue-point="4" svg:d="M6500 5000v1300" svg:viewBox="0 0 1 1301">
          <text:p/>
        </draw:connector>
        <draw:connector draw:style-name="gr4" draw:text-style-name="P4" draw:layer="layout" svg:x1="6.5cm" svg:y1="7.7cm" svg:x2="6.5cm" svg:y2="9.301cm" draw:start-shape="id4" draw:start-glue-point="8" draw:end-shape="id3" draw:end-glue-point="4" svg:d="M6500 7700v1601" svg:viewBox="0 0 1 1602">
          <text:p/>
        </draw:connector>
        <draw:connector draw:style-name="gr4" draw:text-style-name="P4" draw:layer="layout" svg:x1="6.5cm" svg:y1="10.701cm" svg:x2="6.5cm" svg:y2="12.3cm" draw:start-shape="id3" draw:start-glue-point="8" draw:end-shape="id2" draw:end-glue-point="4" svg:d="M6500 10701v1599" svg:viewBox="0 0 1 1600">
          <text:p/>
        </draw:connector>
        <draw:connector draw:style-name="gr4" draw:text-style-name="P4" draw:layer="layout" svg:x1="6.5cm" svg:y1="13.7cm" svg:x2="6.5cm" svg:y2="15cm" draw:start-shape="id2" draw:start-glue-point="8" draw:end-shape="id1" svg:d="M6500 13700v1300" svg:viewBox="0 0 1 1301">
          <text:p/>
        </draw:connector>
      </draw:page>
      <draw:page draw:name="page2" draw:style-name="dp1" draw:master-page-name="Standard">
        <draw:custom-shape draw:style-name="gr5" draw:text-style-name="P3" draw:layer="layout" svg:width="20cm" svg:height="9.3cm" svg:x="0.5cm" svg:y="4cm">
          <text:p text:style-name="P1"><text:span text:style-name="T1">Für jede Responsibility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5" draw:layer="layout" svg:width="4.5cm" svg:height="1.556cm" svg:x="1.5cm" svg:y="11.744cm">
              <text:p text:style-name="P1"><text:span text:style-name="T2">Nichts tun</text:span></text:p>
              <text:p text:style-name="P1"><text:span text:style-name="T2">(Sollte nicht </text:span></text:p>
              <text:p text:style-name="P1"><text:span text:style-name="T2">vorkommen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7" draw:layer="layout" svg:width="4.5cm" svg:height="1.556cm" svg:x="6cm" svg:y="11.744cm">
              <text:p text:style-name="P6"><text:span text:style-name="T2">Device in Baum</text:span></text:p>
              <text:p text:style-name="P6"><text:span text:style-name="T2">unter User</text:span></text:p>
              <text:p text:style-name="P1"><text:span text:style-name="T2">einfüge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4" draw:layer="layout" svg:width="9cm" svg:height="1.944cm" svg:x="1.5cm" svg:y="9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9" draw:text-style-name="P4" draw:layer="layout" svg:x1="1.5cm" svg:y1="9.8cm" svg:x2="6cm" svg:y2="11.744cm">
              <text:p/>
            </draw:line>
            <draw:line draw:style-name="gr9" draw:text-style-name="P4" draw:layer="layout" svg:x1="10.5cm" svg:y1="9.8cm" svg:x2="6cm" svg:y2="11.744cm">
              <text:p/>
            </draw:line>
            <draw:frame draw:style-name="gr10" draw:text-style-name="P8" draw:layer="layout" svg:width="9cm" svg:height="1.944cm" svg:x="1.5cm" svg:y="9.8cm">
              <draw:text-box>
                <text:p text:style-name="P1"><text:span text:style-name="T1">Device in </text:span></text:p>
                <text:p text:style-name="P1"><text:span text:style-name="T1">Baum?</text:span></text:p>
              </draw:text-box>
            </draw:frame>
            <draw:frame draw:style-name="gr11" draw:text-style-name="P9" draw:layer="layout" svg:width="4.5cm" svg:height="0.972cm" svg:x="1.5cm" svg:y="10.772cm">
              <draw:text-box>
                <text:p><text:span text:style-name="T1">Ja</text:span></text:p>
              </draw:text-box>
            </draw:frame>
            <draw:frame draw:style-name="gr11" draw:text-style-name="P11" draw:layer="layout" svg:width="4.5cm" svg:height="0.972cm" svg:x="6cm" svg:y="10.772cm">
              <draw:text-box>
                <text:p text:style-name="P10"><text:span text:style-name="T1">Nein</text:span></text:p>
              </draw:text-box>
            </draw:frame>
          </draw:g>
        </draw:g>
        <draw:g>
          <draw:custom-shape draw:style-name="gr12" draw:text-style-name="P4" draw:layer="layout" svg:width="9cm" svg:height="3.5cm" svg:x="1.5cm" svg:y="9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5" draw:layer="layout" svg:width="5cm" svg:height="3.5cm" svg:x="10.5cm" svg:y="9.8cm">
            <text:p text:style-name="P1"><text:span text:style-name="T2">User und Device </text:span></text:p>
            <text:p text:style-name="P1"><text:span text:style-name="T2">in Baum unter </text:span></text:p>
            <text:p text:style-name="P1"><text:span text:style-name="T2">Location einfüge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4" draw:text-style-name="P4" draw:layer="layout" svg:width="14cm" svg:height="2cm" svg:x="1.5cm" svg:y="7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4" draw:layer="layout" svg:x1="1.5cm" svg:y1="7.8cm" svg:x2="10.5cm" svg:y2="9.8cm">
            <text:p/>
          </draw:line>
          <draw:line draw:style-name="gr9" draw:text-style-name="P4" draw:layer="layout" svg:x1="15.5cm" svg:y1="7.8cm" svg:x2="10.5cm" svg:y2="9.8cm">
            <text:p/>
          </draw:line>
          <draw:frame draw:style-name="gr15" draw:text-style-name="P8" draw:layer="layout" svg:width="13.9cm" svg:height="2cm" svg:x="1.5cm" svg:y="7.8cm">
            <draw:text-box>
              <text:p text:style-name="P1"><text:span text:style-name="T1">User in Baum?</text:span></text:p>
            </draw:text-box>
          </draw:frame>
          <draw:frame draw:style-name="gr16" draw:text-style-name="P9" draw:layer="layout" svg:width="9cm" svg:height="1cm" svg:x="1.5cm" svg:y="8.8cm">
            <draw:text-box>
              <text:p><text:span text:style-name="T1">Ja</text:span></text:p>
            </draw:text-box>
          </draw:frame>
          <draw:frame draw:style-name="gr16" draw:text-style-name="P11" draw:layer="layout" svg:width="9cm" svg:height="1cm" svg:x="6.5cm" svg:y="8.8cm">
            <draw:text-box>
              <text:p text:style-name="P10"><text:span text:style-name="T1">Nein</text:span></text:p>
            </draw:text-box>
          </draw:frame>
        </draw:g>
        <draw:g>
          <draw:g>
            <draw:custom-shape draw:style-name="gr17" draw:text-style-name="P4" draw:layer="layout" svg:width="14cm" svg:height="5.5cm" svg:x="1.5cm" svg:y="7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5" draw:layer="layout" svg:width="5cm" svg:height="5.5cm" svg:x="15.5cm" svg:y="7.8cm">
              <text:p text:style-name="P1"><text:span text:style-name="T2">Location, User </text:span></text:p>
              <text:p text:style-name="P1"><text:span text:style-name="T2">und Device </text:span></text:p>
              <text:p text:style-name="P1"><text:span text:style-name="T2">in Baum unter root </text:span></text:p>
              <text:p text:style-name="P1"><text:span text:style-name="T2">einfüge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9" draw:text-style-name="P4" draw:layer="layout" svg:width="19cm" svg:height="2cm" svg:x="1.5cm" svg:y="5.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9" draw:text-style-name="P4" draw:layer="layout" svg:x1="1.5cm" svg:y1="5.8cm" svg:x2="15.5cm" svg:y2="7.8cm">
              <text:p/>
            </draw:line>
            <draw:line draw:style-name="gr9" draw:text-style-name="P4" draw:layer="layout" svg:x1="20.5cm" svg:y1="5.8cm" svg:x2="15.5cm" svg:y2="7.8cm">
              <text:p/>
            </draw:line>
            <draw:frame draw:style-name="gr15" draw:text-style-name="P8" draw:layer="layout" svg:width="18.864cm" svg:height="2cm" svg:x="1.5cm" svg:y="5.8cm">
              <draw:text-box>
                <text:p text:style-name="P1"><text:span text:style-name="T1">Location in Baum?</text:span></text:p>
              </draw:text-box>
            </draw:frame>
            <draw:frame draw:style-name="gr16" draw:text-style-name="P9" draw:layer="layout" svg:width="12.214cm" svg:height="1cm" svg:x="1.5cm" svg:y="6.8cm">
              <draw:text-box>
                <text:p><text:span text:style-name="T1">Ja</text:span></text:p>
              </draw:text-box>
            </draw:frame>
            <draw:frame draw:style-name="gr16" draw:text-style-name="P11" draw:layer="layout" svg:width="12.214cm" svg:height="1cm" svg:x="8.286cm" svg:y="6.8cm">
              <draw:text-box>
                <text:p text:style-name="P10"><text:span text:style-name="T1">Nein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14:55:26.833570120</meta:creation-date>
    <dc:date>2018-12-04T09:36:36.472000000</dc:date>
    <meta:editing-duration>PT20M54S</meta:editing-duration>
    <meta:editing-cycles>7</meta:editing-cycles>
    <meta:generator>LibreOffice/6.1.1.2$Windows_X86_64 LibreOffice_project/5d19a1bfa650b796764388cd8b33a5af1f5baa1b</meta:generator>
    <meta:document-statistic meta:object-count="45"/>
  </office:meta>
</office:document-meta>
</file>